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loext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T1" style:family="text">
      <style:text-properties officeooo:rsid="0008fc9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18a9949-c210-a691-7460-dffe9931d092"/>Projekt ma na celu stworzenie <text:span text:style-name="T1">serwisu internetowego umozliwiajacego dodawania, przegladanie i komentowanie obrazkow. Projekt uwzglednia komunikacje miedzy uzytkownikami poprzez umieszczanie komentarzy a takze ocenianie obrazow wstawionych przez uzytkownikow.</text:span></text:p>
      <text:p text:style-name="P1"/>
      <text:list xml:id="list231835304030011056" text:style-name="L1">
        <text:list-item>
          <text:p text:style-name="P3">Wyświetlanie obrazów</text:p>
          <text:list>
            <text:list-item>
              <text:p text:style-name="P3">przygotowanie serwera i bazy danych; stworzenie tabeli w bazie danych (id, nazwa, data, ścieżka do pliku)</text:p>
            </text:list-item>
            <text:list-item>
              <text:p text:style-name="P3">dodanie przykładowego obrazu; wyświetlenie obrazu na prostej stronie internetowej</text:p>
            </text:list-item>
            <text:list-item>
              <text:p text:style-name="P3">podział strony na podstrony (np. 10 stron na jednym “ekranie”, możliwośc przełączania pomiędzy “ekranami”)</text:p>
            </text:list-item>
            <text:list-item>
              <text:p text:style-name="P3">szata graficzna strony (html+css, grafika)</text:p>
            </text:list-item>
          </text:list>
        </text:list-item>
        <text:list-item>
          <text:p text:style-name="P3">Panel użytkownika</text:p>
          <text:list>
            <text:list-item>
              <text:p text:style-name="P3">przygotowanie bazy danych</text:p>
            </text:list-item>
            <text:list-item>
              <text:p text:style-name="P3">rejestracja nowego użytkownika</text:p>
            </text:list-item>
            <text:list-item>
              <text:p text:style-name="P3">możliwość zalogowania</text:p>
            </text:list-item>
            <text:list-item>
              <text:p text:style-name="P3">szta graficzna strony</text:p>
            </text:list-item>
          </text:list>
        </text:list-item>
        <text:list-item>
          <text:p text:style-name="P3">Wysyłanie obrazów</text:p>
          <text:list>
            <text:list-item>
              <text:p text:style-name="P3">dodanie mozliwosci wyslania nowego obrazu</text:p>
            </text:list-item>
            <text:list-item>
              <text:p text:style-name="P3">mozliwość oglądnięcia swoich obrazów</text:p>
            </text:list-item>
            <text:list-item>
              <text:p text:style-name="P3">mozliwosc “otworzenia” obrazu w osobnej stronie</text:p>
            </text:list-item>
            <text:list-item>
              <text:p text:style-name="P3">szata graficzna</text:p>
            </text:list-item>
          </text:list>
        </text:list-item>
        <text:list-item>
          <text:p text:style-name="P3">Dodawanie komentarzy</text:p>
          <text:list>
            <text:list-item>
              <text:p text:style-name="P3">mozliwosc dodania komentarza</text:p>
            </text:list-item>
            <text:list-item>
              <text:p text:style-name="P3">możliwość polubienia obrazu</text:p>
            </text:list-item>
            <text:list-item>
              <text:p text:style-name="P3">możliwość wyświetlenia top (dzienny, tygodniowy itp)</text:p>
            </text:list-item>
            <text:list-item>
              <text:p text:style-name="P3">szata graficzna</text:p>
            </text:list-item>
          </text:list>
        </text:list-item>
        <text:list-item>
          <text:p text:style-name="P3">Panel administratora</text:p>
          <text:list>
            <text:list-item>
              <text:p text:style-name="P3">usuwanie komentarzy innych użytkowników</text:p>
            </text:list-item>
            <text:list-item>
              <text:p text:style-name="P3">usuwanie obrazów</text:p>
            </text:list-item>
            <text:list-item>
              <text:p text:style-name="P3">panel statystyk (najpopularniejsze godziny wysylania obrazów itp)</text:p>
            </text:list-item>
            <text:list-item>
              <text:p text:style-name="P2">szata graficzna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8S</meta:editing-duration>
    <meta:editing-cycles>3</meta:editing-cycles>
    <meta:generator>LibreOffice/4.4.1.2$Windows_x86 LibreOffice_project/45e2de17089c24a1fa810c8f975a7171ba4cd432</meta:generator>
    <dc:date>2016-10-14T09:22:33.420000000</dc:date>
    <meta:document-statistic meta:table-count="0" meta:image-count="0" meta:object-count="0" meta:page-count="1" meta:paragraph-count="26" meta:word-count="164" meta:character-count="1229" meta:non-whitespace-character-count="1116"/>
    <meta:user-defined meta:name="Info 1"/>
    <meta:user-defined meta:name="Info 2"/>
    <meta:user-defined meta:name="Info 3"/>
    <meta:user-defined meta:name="Info 4"/>
  </office:meta>
</office:document-meta>
</file>